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3cm" fo:min-width="16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45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cm" fo:min-width="2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.319cm" loext:decorative="false"/>
      <style:paragraph-properties style:writing-mode="lr-tb"/>
    </style:style>
    <style:style style:name="gr6" style:family="graphic" style:parent-style-name="standard">
      <style:graphic-properties draw:marker-end="Linienspitzen_20_4" draw:fill-color="#ffffff" draw:textarea-horizontal-align="justify" draw:textarea-vertical-align="middle" draw:auto-grow-height="false" fo:min-height="4cm" fo:min-width="7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25cm" loext:decorative="false"/>
      <style:paragraph-properties style:writing-mode="lr-tb"/>
    </style:style>
    <style:style style:name="gr8" style:family="graphic" style:parent-style-name="objectwithoutfill">
      <style:graphic-properties svg:stroke-width="0.081cm" draw:marker-start="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ash_20__28_Rounded_29_" svg:stroke-width="0.081cm" draw:marker-start="" draw:marker-start-width="0.321cm" draw:marker-end="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35cm" draw:marker-start-width="0.252cm" draw:marker-end="Linienspitzen_20_4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4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25cm" loext:decorative="false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style="normal" style:font-size-asian="10.5pt" style:font-size-complex="10.5pt"/>
    </style:style>
    <style:style style:name="P4" style:family="paragraph">
      <style:text-properties fo:font-size="11pt"/>
    </style:style>
    <style:style style:name="P5" style:family="paragraph">
      <loext:graphic-properties draw:fill="none" draw:fill-color="#ffffff"/>
      <style:text-properties fo:font-size="11pt" fo:font-style="normal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8pt" fo:font-style="normal" style:font-size-asian="10.5pt" style:font-size-complex="10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5pt" style:font-size-asian="5pt" style:font-size-complex="5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</style:style>
    <style:style style:name="T1" style:family="text">
      <style:text-properties fo:font-size="10.5pt" fo:font-style="normal" style:font-size-asian="10.5pt" style:font-size-complex="10.5pt"/>
    </style:style>
    <style:style style:name="T2" style:family="text">
      <style:text-properties fo:font-size="11pt" fo:font-style="normal" style:font-size-asian="10.5pt" style:font-size-complex="10.5pt"/>
    </style:style>
    <style:style style:name="T3" style:family="text">
      <style:text-properties fo:font-size="8pt" fo:font-style="normal" style:font-size-asian="10.5pt" style:font-size-complex="10.5pt"/>
    </style:style>
    <style:style style:name="T4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5.55cm" svg:x="2.35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0.7cm" svg:x="9.2cm" svg:y="1.25cm">
          <draw:text-box>
            <text:p text:style-name="P2"><text:span text:style-name="T1">Lehrer-Modell</text:span></text:p>
          </draw:text-box>
        </draw:frame>
        <draw:g draw:style-name="gr3">
          <draw:custom-shape draw:style-name="gr4" draw:text-style-name="P1" draw:layer="layout" svg:width="2.5cm" svg:height="2.15cm" svg:x="3.05cm" svg:y="2.9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941cm" svg:height="1.569cm" svg:x="3.35cm" svg:y="3.231cm">
            <draw:text-box>
              <text:p text:style-name="P4"><text:span text:style-name="T2"/></text:p>
              <text:p text:style-name="P4"><text:span text:style-name="T2">Eingabe</text:span></text:p>
            </draw:text-box>
          </draw:frame>
        </draw:g>
        <draw:custom-shape draw:style-name="gr6" draw:text-style-name="P1" draw:layer="layout" svg:width="7.5cm" svg:height="4.25cm" svg:x="6.85cm" svg:y="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5cm" svg:height="0.569cm" svg:x="9cm" svg:y="1.95cm">
          <draw:text-box>
            <text:p text:style-name="P6"><text:span text:style-name="T3">Verborgene Schichten</text:span></text:p>
          </draw:text-box>
        </draw:frame>
        <draw:line draw:style-name="gr8" draw:text-style-name="P8" draw:layer="layout" svg:x1="5.6cm" svg:y1="4.05cm" svg:x2="6.85cm" svg:y2="4.05cm">
          <text:p/>
        </draw:line>
        <draw:custom-shape draw:style-name="gr9" draw:text-style-name="P9" xml:id="id7" draw:id="id7" draw:layer="layout" svg:width="0.5cm" svg:height="0.5cm" svg:x="8.3cm" svg:y="2.7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xml:id="id6" draw:id="id6" draw:layer="layout" svg:width="0.5cm" svg:height="0.5cm" svg:x="8.3cm" svg:y="3.45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" draw:id="id1" draw:layer="layout" svg:width="0.5cm" svg:height="0.5cm" svg:x="8.3cm" svg:y="4.2cm">
          <text:p text:style-name="P10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" draw:id="id4" draw:layer="layout" svg:width="0.5cm" svg:height="0.5cm" svg:x="8.3cm" svg:y="4.95cm">
          <text:p text:style-name="P10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5" draw:id="id5" draw:layer="layout" svg:width="0.5cm" svg:height="0.5cm" svg:x="10.4cm" svg:y="3.1cm">
          <text:p text:style-name="P10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" draw:id="id2" draw:layer="layout" svg:width="0.5cm" svg:height="0.5cm" svg:x="10.4cm" svg:y="3.85cm">
          <text:p text:style-name="P10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" draw:id="id3" draw:layer="layout" svg:width="0.5cm" svg:height="0.5cm" svg:x="10.4cm" svg:y="4.6cm">
          <text:p text:style-name="P10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5cm" svg:height="0.5cm" svg:x="12.35cm" svg:y="3.45cm">
          <text:p text:style-name="P10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5cm" svg:height="0.5cm" svg:x="12.35cm" svg:y="4.2cm">
          <text:p text:style-name="P10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4.38cm" svg:y1="4.05cm" svg:x2="15.63cm" svg:y2="4.05cm">
          <text:p/>
        </draw:line>
        <draw:g draw:style-name="gr3">
          <draw:custom-shape draw:style-name="gr4" draw:text-style-name="P1" draw:layer="layout" svg:width="2.5cm" svg:height="2.15cm" svg:x="15.65cm" svg:y="2.9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25cm" svg:height="1.569cm" svg:x="15.85cm" svg:y="3.231cm">
            <draw:text-box>
              <text:p text:style-name="P4"><text:span text:style-name="T2"/></text:p>
              <text:p text:style-name="P4"><text:span text:style-name="T2">Ausgabe</text:span></text:p>
            </draw:text-box>
          </draw:frame>
        </draw:g>
        <draw:line draw:style-name="gr10" draw:text-style-name="P8" draw:layer="layout" svg:x1="11.1cm" svg:y1="4.05cm" svg:x2="12.35cm" svg:y2="4.05cm">
          <text:p/>
        </draw:line>
        <draw:connector draw:style-name="gr11" draw:text-style-name="P8" draw:layer="layout" draw:type="line" svg:x1="8.8cm" svg:y1="4.45cm" svg:x2="10.4cm" svg:y2="4.1cm" draw:start-shape="id1" draw:start-glue-point="10" draw:end-shape="id2" draw:end-glue-point="6" svg:d="M8800 4450l1600-350" svg:viewBox="0 0 1601 351">
          <text:p/>
        </draw:connector>
        <draw:connector draw:style-name="gr11" draw:text-style-name="P8" draw:layer="layout" draw:type="line" svg:x1="8.8cm" svg:y1="4.45cm" svg:x2="10.4cm" svg:y2="4.85cm" draw:start-shape="id1" draw:start-glue-point="10" draw:end-shape="id3" draw:end-glue-point="6" svg:d="M8800 4450l1600 400" svg:viewBox="0 0 1601 401">
          <text:p/>
        </draw:connector>
        <draw:connector draw:style-name="gr11" draw:text-style-name="P8" draw:layer="layout" draw:type="line" svg:x1="8.8cm" svg:y1="5.2cm" svg:x2="10.4cm" svg:y2="4.85cm" draw:start-shape="id4" draw:start-glue-point="10" draw:end-shape="id3" draw:end-glue-point="6" svg:d="M8800 5200l1600-350" svg:viewBox="0 0 1601 351">
          <text:p/>
        </draw:connector>
        <draw:connector draw:style-name="gr11" draw:text-style-name="P8" draw:layer="layout" draw:type="line" svg:x1="8.8cm" svg:y1="5.2cm" svg:x2="10.4cm" svg:y2="4.1cm" draw:start-shape="id4" draw:start-glue-point="10" draw:end-shape="id2" draw:end-glue-point="6" svg:d="M8800 5200l1600-1100" svg:viewBox="0 0 1601 1101">
          <text:p/>
        </draw:connector>
        <draw:connector draw:style-name="gr11" draw:text-style-name="P8" draw:layer="layout" draw:type="line" svg:x1="8.8cm" svg:y1="5.2cm" svg:x2="10.4cm" svg:y2="3.35cm" draw:start-shape="id4" draw:start-glue-point="10" draw:end-shape="id5" draw:end-glue-point="6" svg:d="M8800 5200l1600-1850" svg:viewBox="0 0 1601 1851">
          <text:p/>
        </draw:connector>
        <draw:connector draw:style-name="gr11" draw:text-style-name="P8" draw:layer="layout" draw:type="line" svg:x1="8.8cm" svg:y1="4.45cm" svg:x2="10.4cm" svg:y2="3.35cm" draw:start-shape="id1" draw:start-glue-point="10" draw:end-shape="id5" draw:end-glue-point="6" svg:d="M8800 4450l1600-1100" svg:viewBox="0 0 1601 1101">
          <text:p/>
        </draw:connector>
        <draw:connector draw:style-name="gr11" draw:text-style-name="P8" draw:layer="layout" draw:type="line" svg:x1="8.8cm" svg:y1="3.7cm" svg:x2="10.4cm" svg:y2="4.85cm" draw:start-shape="id6" draw:start-glue-point="10" draw:end-shape="id3" draw:end-glue-point="6" svg:d="M8800 3700l1600 1150" svg:viewBox="0 0 1601 1151">
          <text:p/>
        </draw:connector>
        <draw:connector draw:style-name="gr11" draw:text-style-name="P8" draw:layer="layout" draw:type="line" svg:x1="8.8cm" svg:y1="3.7cm" svg:x2="10.4cm" svg:y2="4.1cm" draw:start-shape="id6" draw:start-glue-point="10" draw:end-shape="id2" draw:end-glue-point="6" svg:d="M8800 3700l1600 400" svg:viewBox="0 0 1601 401">
          <text:p/>
        </draw:connector>
        <draw:connector draw:style-name="gr11" draw:text-style-name="P8" draw:layer="layout" draw:type="line" svg:x1="8.8cm" svg:y1="3.7cm" svg:x2="10.4cm" svg:y2="3.35cm" draw:start-shape="id6" draw:start-glue-point="10" draw:end-shape="id5" draw:end-glue-point="6" svg:d="M8800 3700l1600-350" svg:viewBox="0 0 1601 351">
          <text:p/>
        </draw:connector>
        <draw:connector draw:style-name="gr11" draw:text-style-name="P8" draw:layer="layout" draw:type="line" svg:x1="8.8cm" svg:y1="2.95cm" svg:x2="10.4cm" svg:y2="3.35cm" draw:start-shape="id7" draw:start-glue-point="10" draw:end-shape="id5" draw:end-glue-point="6" svg:d="M8800 2950l1600 400" svg:viewBox="0 0 1601 401">
          <text:p/>
        </draw:connector>
        <draw:connector draw:style-name="gr11" draw:text-style-name="P8" draw:layer="layout" draw:type="line" svg:x1="8.8cm" svg:y1="2.95cm" svg:x2="10.4cm" svg:y2="4.1cm" draw:start-shape="id7" draw:start-glue-point="10" draw:end-shape="id2" draw:end-glue-point="6" svg:d="M8800 2950l1600 1150" svg:viewBox="0 0 1601 1151">
          <text:p/>
        </draw:connector>
        <draw:connector draw:style-name="gr11" draw:text-style-name="P8" draw:layer="layout" draw:type="line" svg:x1="8.8cm" svg:y1="2.95cm" svg:x2="10.4cm" svg:y2="4.85cm" draw:start-shape="id7" draw:start-glue-point="10" draw:end-shape="id3" draw:end-glue-point="6" svg:d="M8800 2950l1600 1900" svg:viewBox="0 0 1601 1901">
          <text:p/>
        </draw:connector>
        <draw:custom-shape draw:style-name="gr1" draw:text-style-name="P1" draw:layer="layout" svg:width="16.5cm" svg:height="5.55cm" svg:x="2.35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3cm" svg:height="0.7cm" svg:x="9.2cm" svg:y="7.85cm">
          <draw:text-box>
            <text:p text:style-name="P2"><text:span text:style-name="T1">Schüler-Modell</text:span></text:p>
          </draw:text-box>
        </draw:frame>
        <draw:g draw:style-name="gr3">
          <draw:custom-shape draw:style-name="gr4" draw:text-style-name="P1" draw:layer="layout" svg:width="2.5cm" svg:height="2.15cm" svg:x="3.05cm" svg:y="9.5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941cm" svg:height="1.569cm" svg:x="3.35cm" svg:y="9.831cm">
            <draw:text-box>
              <text:p text:style-name="P4"><text:span text:style-name="T2"/></text:p>
              <text:p text:style-name="P4"><text:span text:style-name="T2">Eingabe</text:span></text:p>
            </draw:text-box>
          </draw:frame>
        </draw:g>
        <draw:custom-shape draw:style-name="gr6" draw:text-style-name="P1" draw:layer="layout" svg:width="7.5cm" svg:height="4.25cm" svg:x="6.85cm" svg:y="8.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5cm" svg:height="0.569cm" svg:x="9cm" svg:y="8.55cm">
          <draw:text-box>
            <text:p text:style-name="P6"><text:span text:style-name="T3">Verborgene Schichten</text:span></text:p>
          </draw:text-box>
        </draw:frame>
        <draw:line draw:style-name="gr8" draw:text-style-name="P8" draw:layer="layout" svg:x1="5.6cm" svg:y1="10.65cm" svg:x2="6.85cm" svg:y2="10.65cm">
          <text:p/>
        </draw:line>
        <draw:custom-shape draw:style-name="gr9" draw:text-style-name="P9" xml:id="id14" draw:id="id14" draw:layer="layout" svg:width="0.5cm" svg:height="0.5cm" svg:x="8.3cm" svg:y="9.3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xml:id="id13" draw:id="id13" draw:layer="layout" svg:width="0.5cm" svg:height="0.5cm" svg:x="8.3cm" svg:y="10.05cm">
          <text:p text:style-name="P9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8" draw:id="id8" draw:layer="layout" svg:width="0.5cm" svg:height="0.5cm" svg:x="8.3cm" svg:y="10.8cm">
          <text:p text:style-name="P10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1" draw:id="id11" draw:layer="layout" svg:width="0.5cm" svg:height="0.5cm" svg:x="8.3cm" svg:y="11.55cm">
          <text:p text:style-name="P10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2" draw:id="id12" draw:layer="layout" svg:width="0.5cm" svg:height="0.5cm" svg:x="10.4cm" svg:y="9.7cm">
          <text:p text:style-name="P10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9" draw:id="id9" draw:layer="layout" svg:width="0.5cm" svg:height="0.5cm" svg:x="10.4cm" svg:y="10.45cm">
          <text:p text:style-name="P10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" draw:id="id10" draw:layer="layout" svg:width="0.5cm" svg:height="0.5cm" svg:x="10.4cm" svg:y="11.2cm">
          <text:p text:style-name="P10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2.35cm" svg:y="10.05cm">
          <text:p text:style-name="P10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5cm" svg:height="0.5cm" svg:x="12.35cm" svg:y="10.8cm">
          <text:p text:style-name="P10"><text:span text:style-name="T4">L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4.38cm" svg:y1="10.65cm" svg:x2="15.63cm" svg:y2="10.65cm">
          <text:p/>
        </draw:line>
        <draw:g draw:style-name="gr3">
          <draw:custom-shape draw:style-name="gr4" draw:text-style-name="P1" draw:layer="layout" svg:width="2.5cm" svg:height="2.15cm" svg:x="15.65cm" svg:y="9.5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25cm" svg:height="1.569cm" svg:x="15.85cm" svg:y="9.831cm">
            <draw:text-box>
              <text:p text:style-name="P4"><text:span text:style-name="T2"/></text:p>
              <text:p text:style-name="P4"><text:span text:style-name="T2">Ausgabe</text:span></text:p>
            </draw:text-box>
          </draw:frame>
        </draw:g>
        <draw:line draw:style-name="gr10" draw:text-style-name="P8" draw:layer="layout" svg:x1="11.1cm" svg:y1="10.65cm" svg:x2="12.35cm" svg:y2="10.65cm">
          <text:p/>
        </draw:line>
        <draw:connector draw:style-name="gr11" draw:text-style-name="P8" draw:layer="layout" draw:type="line" svg:x1="8.8cm" svg:y1="11.05cm" svg:x2="10.4cm" svg:y2="10.7cm" draw:start-shape="id8" draw:start-glue-point="10" draw:end-shape="id9" draw:end-glue-point="6" svg:d="M8800 11050l1600-350" svg:viewBox="0 0 1601 351">
          <text:p/>
        </draw:connector>
        <draw:connector draw:style-name="gr11" draw:text-style-name="P8" draw:layer="layout" draw:type="line" svg:x1="8.8cm" svg:y1="11.05cm" svg:x2="10.4cm" svg:y2="11.45cm" draw:start-shape="id8" draw:start-glue-point="10" draw:end-shape="id10" draw:end-glue-point="6" svg:d="M8800 11050l1600 400" svg:viewBox="0 0 1601 401">
          <text:p/>
        </draw:connector>
        <draw:connector draw:style-name="gr11" draw:text-style-name="P8" draw:layer="layout" draw:type="line" svg:x1="8.8cm" svg:y1="11.8cm" svg:x2="10.4cm" svg:y2="11.45cm" draw:start-shape="id11" draw:start-glue-point="10" draw:end-shape="id10" draw:end-glue-point="6" svg:d="M8800 11800l1600-350" svg:viewBox="0 0 1601 351">
          <text:p/>
        </draw:connector>
        <draw:connector draw:style-name="gr11" draw:text-style-name="P8" draw:layer="layout" draw:type="line" svg:x1="8.8cm" svg:y1="11.8cm" svg:x2="10.4cm" svg:y2="10.7cm" draw:start-shape="id11" draw:start-glue-point="10" draw:end-shape="id9" draw:end-glue-point="6" svg:d="M8800 11800l1600-1100" svg:viewBox="0 0 1601 1101">
          <text:p/>
        </draw:connector>
        <draw:connector draw:style-name="gr11" draw:text-style-name="P8" draw:layer="layout" draw:type="line" svg:x1="8.8cm" svg:y1="11.8cm" svg:x2="10.4cm" svg:y2="9.95cm" draw:start-shape="id11" draw:start-glue-point="10" draw:end-shape="id12" draw:end-glue-point="6" svg:d="M8800 11800l1600-1850" svg:viewBox="0 0 1601 1851">
          <text:p/>
        </draw:connector>
        <draw:connector draw:style-name="gr11" draw:text-style-name="P8" draw:layer="layout" draw:type="line" svg:x1="8.8cm" svg:y1="11.05cm" svg:x2="10.4cm" svg:y2="9.95cm" draw:start-shape="id8" draw:start-glue-point="10" draw:end-shape="id12" draw:end-glue-point="6" svg:d="M8800 11050l1600-1100" svg:viewBox="0 0 1601 1101">
          <text:p/>
        </draw:connector>
        <draw:connector draw:style-name="gr11" draw:text-style-name="P8" draw:layer="layout" draw:type="line" svg:x1="8.8cm" svg:y1="10.3cm" svg:x2="10.4cm" svg:y2="11.45cm" draw:start-shape="id13" draw:start-glue-point="10" draw:end-shape="id10" draw:end-glue-point="6" svg:d="M8800 10300l1600 1150" svg:viewBox="0 0 1601 1151">
          <text:p/>
        </draw:connector>
        <draw:connector draw:style-name="gr11" draw:text-style-name="P8" draw:layer="layout" draw:type="line" svg:x1="8.8cm" svg:y1="10.3cm" svg:x2="10.4cm" svg:y2="10.7cm" draw:start-shape="id13" draw:start-glue-point="10" draw:end-shape="id9" draw:end-glue-point="6" svg:d="M8800 10300l1600 400" svg:viewBox="0 0 1601 401">
          <text:p/>
        </draw:connector>
        <draw:connector draw:style-name="gr11" draw:text-style-name="P8" draw:layer="layout" draw:type="line" svg:x1="8.8cm" svg:y1="10.3cm" svg:x2="10.4cm" svg:y2="9.95cm" draw:start-shape="id13" draw:start-glue-point="10" draw:end-shape="id12" draw:end-glue-point="6" svg:d="M8800 10300l1600-350" svg:viewBox="0 0 1601 351">
          <text:p/>
        </draw:connector>
        <draw:connector draw:style-name="gr11" draw:text-style-name="P8" draw:layer="layout" draw:type="line" svg:x1="8.8cm" svg:y1="9.55cm" svg:x2="10.4cm" svg:y2="9.95cm" draw:start-shape="id14" draw:start-glue-point="10" draw:end-shape="id12" draw:end-glue-point="6" svg:d="M8800 9550l1600 400" svg:viewBox="0 0 1601 401">
          <text:p/>
        </draw:connector>
        <draw:connector draw:style-name="gr11" draw:text-style-name="P8" draw:layer="layout" draw:type="line" svg:x1="8.8cm" svg:y1="9.55cm" svg:x2="10.4cm" svg:y2="10.7cm" draw:start-shape="id14" draw:start-glue-point="10" draw:end-shape="id9" draw:end-glue-point="6" svg:d="M8800 9550l1600 1150" svg:viewBox="0 0 1601 1151">
          <text:p/>
        </draw:connector>
        <draw:connector draw:style-name="gr11" draw:text-style-name="P8" draw:layer="layout" draw:type="line" svg:x1="8.8cm" svg:y1="9.55cm" svg:x2="10.4cm" svg:y2="11.45cm" draw:start-shape="id14" draw:start-glue-point="10" draw:end-shape="id10" draw:end-glue-point="6" svg:d="M8800 9550l1600 1900" svg:viewBox="0 0 1601 1901">
          <text:p/>
        </draw:connector>
        <officeooo:annotation svg:x="0cm" svg:y="0cm">
          <dc:date>2026-01-14T17:35:12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13" svg:d="M0 13l10-13 10 13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4" draw:display-name="Linienspitzen 4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1:44:06.339000000</meta:creation-date>
    <dc:date>2026-01-14T18:13:12.860000000</dc:date>
    <meta:editing-duration>PT8H35M45S</meta:editing-duration>
    <meta:editing-cycles>44</meta:editing-cycles>
    <meta:generator>LibreOffice/7.6.6.3$Windows_X86_64 LibreOffice_project/d97b2716a9a4a2ce1391dee1765565ea469b0ae7</meta:generator>
    <meta:document-statistic meta:object-count="68"/>
  </office:meta>
</office:document-meta>
</file>